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1" table:number-columns-repeated="4" table:default-cell-style-name="ce2"/>
        <table:table-row table:style-name="ro1" table:number-rows-repeated="4">
          <table:table-cell table:number-columns-repeated="7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T/2 (ns)</text:p>
          </table:table-cell>
          <table:table-cell office:value-type="string" calcext:value-type="string">
            <text:p>OCROA</text:p>
          </table:table-cell>
          <table:table-cell table:number-columns-repeated="2"/>
          <table:table-cell table:style-name="ce1" office:value-type="string" calcext:value-type="string">
            <text:p>Note (donnée)</text:p>
          </table:table-cell>
          <table:table-cell table:style-name="ce1" office:value-type="string" calcext:value-type="string">
            <text:p>Fréquence (en Hz)</text:p>
          </table:table-cell>
          <table:table-cell table:style-name="ce1" office:value-type="string" calcext:value-type="string">
            <text:p>Période (en ms)</text:p>
          </table:table-cell>
          <table:table-cell table:style-name="ce1" office:value-type="string" calcext:value-type="string">
            <text:p>Temps actif (en ms)</text:p>
          </table:table-cell>
        </table:table-row>
        <table:table-row table:style-name="ro3">
          <table:table-cell/>
          <table:table-cell table:formula="of:=1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J6]/2" office:value-type="float" office:value="4.54545454545455" calcext:value-type="float">
            <text:p>4,54545454545455</text:p>
          </table:table-cell>
          <table:table-cell table:formula="of:=(8000000/1024)*[.D6]*10^-3" office:value-type="float" office:value="35.5113636363636" calcext:value-type="float">
            <text:p>35,5113636363636</text:p>
          </table:table-cell>
          <table:table-cell table:formula="of:=[.E6]*4" office:value-type="float" office:value="142.045454545455" calcext:value-type="float">
            <text:p>142,04545454545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9.09090909090909" calcext:value-type="float">
            <text:p>9,09090909090909</text:p>
          </table:table-cell>
          <table:table-cell office:value-type="string" calcext:value-type="string">
            <text:p>4.54545454545455</text:p>
          </table:table-cell>
        </table:table-row>
        <table:table-row table:style-name="ro3">
          <table:table-cell/>
          <table:table-cell table:formula="of:=[.B6]+1" office:value-type="float" office:value="2" calcext:value-type="float">
            <text:p>2</text:p>
          </table:table-cell>
          <table:table-cell table:formula="of:=[.C6]+1" office:value-type="float" office:value="46" calcext:value-type="float">
            <text:p>46</text:p>
          </table:table-cell>
          <table:table-cell table:formula="of:=[.J7]/2" office:value-type="float" office:value="4.29033778491762" calcext:value-type="float">
            <text:p>4,29033778491762</text:p>
          </table:table-cell>
          <table:table-cell table:formula="of:=(8000000/1024)*[.D7]*10^-3" office:value-type="float" office:value="33.5182639446689" calcext:value-type="float">
            <text:p>33,5182639446689</text:p>
          </table:table-cell>
          <table:table-cell table:formula="of:=[.E7]*4" office:value-type="float" office:value="134.073055778676" calcext:value-type="float">
            <text:p>134,07305577867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16.5409404</text:p>
          </table:table-cell>
          <table:table-cell office:value-type="float" office:value="8.58067556983523" calcext:value-type="float">
            <text:p>8,58067556983523</text:p>
          </table:table-cell>
          <table:table-cell office:value-type="string" calcext:value-type="string">
            <text:p>4.29033778491762</text:p>
          </table:table-cell>
        </table:table-row>
        <table:table-row table:style-name="ro3">
          <table:table-cell/>
          <table:table-cell table:formula="of:=[.B7]+1" office:value-type="float" office:value="3" calcext:value-type="float">
            <text:p>3</text:p>
          </table:table-cell>
          <table:table-cell table:formula="of:=[.C7]+1" office:value-type="float" office:value="47" calcext:value-type="float">
            <text:p>47</text:p>
          </table:table-cell>
          <table:table-cell table:formula="of:=[.J8]/2" office:value-type="float" office:value="4.04953962791165" calcext:value-type="float">
            <text:p>4,04953962791165</text:p>
          </table:table-cell>
          <table:table-cell table:formula="of:=(8000000/1024)*[.D8]*10^-3" office:value-type="float" office:value="31.6370283430598" calcext:value-type="float">
            <text:p>31,6370283430598</text:p>
          </table:table-cell>
          <table:table-cell table:formula="of:=[.E8]*4" office:value-type="float" office:value="126.548113372239" calcext:value-type="float">
            <text:p>126,54811337223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123.4708253</text:p>
          </table:table-cell>
          <table:table-cell office:value-type="float" office:value="8.0990792558233" calcext:value-type="float">
            <text:p>8,0990792558233</text:p>
          </table:table-cell>
          <table:table-cell office:value-type="string" calcext:value-type="string">
            <text:p>4.04953962791165</text:p>
          </table:table-cell>
        </table:table-row>
        <table:table-row table:style-name="ro3">
          <table:table-cell/>
          <table:table-cell table:formula="of:=[.B8]+1" office:value-type="float" office:value="4" calcext:value-type="float">
            <text:p>4</text:p>
          </table:table-cell>
          <table:table-cell table:formula="of:=[.C8]+1" office:value-type="float" office:value="48" calcext:value-type="float">
            <text:p>48</text:p>
          </table:table-cell>
          <table:table-cell table:formula="of:=[.J9]/2" office:value-type="float" office:value="3.82225643297141" calcext:value-type="float">
            <text:p>3,82225643297141</text:p>
          </table:table-cell>
          <table:table-cell table:formula="of:=(8000000/1024)*[.D9]*10^-3" office:value-type="float" office:value="29.8613783825891" calcext:value-type="float">
            <text:p>29,8613783825891</text:p>
          </table:table-cell>
          <table:table-cell table:formula="of:=[.E9]*4" office:value-type="float" office:value="119.445513530357" calcext:value-type="float">
            <text:p>119,44551353035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130.8127827</text:p>
          </table:table-cell>
          <table:table-cell office:value-type="float" office:value="7.64451286594282" calcext:value-type="float">
            <text:p>7,64451286594282</text:p>
          </table:table-cell>
          <table:table-cell office:value-type="string" calcext:value-type="string">
            <text:p>3.82225643297141</text:p>
          </table:table-cell>
        </table:table-row>
        <table:table-row table:style-name="ro3">
          <table:table-cell/>
          <table:table-cell table:formula="of:=[.B9]+1" office:value-type="float" office:value="5" calcext:value-type="float">
            <text:p>5</text:p>
          </table:table-cell>
          <table:table-cell table:formula="of:=[.C9]+1" office:value-type="float" office:value="49" calcext:value-type="float">
            <text:p>49</text:p>
          </table:table-cell>
          <table:table-cell table:formula="of:=[.J10]/2" office:value-type="float" office:value="3.60772966356503" calcext:value-type="float">
            <text:p>3,60772966356503</text:p>
          </table:table-cell>
          <table:table-cell table:formula="of:=(8000000/1024)*[.D10]*10^-3" office:value-type="float" office:value="28.1853879966018" calcext:value-type="float">
            <text:p>28,1853879966018</text:p>
          </table:table-cell>
          <table:table-cell table:formula="of:=[.E10]*4" office:value-type="float" office:value="112.741551986407" calcext:value-type="float">
            <text:p>112,7415519864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138.5913155</text:p>
          </table:table-cell>
          <table:table-cell office:value-type="float" office:value="7.21545932713006" calcext:value-type="float">
            <text:p>7,21545932713006</text:p>
          </table:table-cell>
          <table:table-cell office:value-type="string" calcext:value-type="string">
            <text:p>3.60772966356503</text:p>
          </table:table-cell>
        </table:table-row>
        <table:table-row table:style-name="ro3">
          <table:table-cell/>
          <table:table-cell table:formula="of:=[.B10]+1" office:value-type="float" office:value="6" calcext:value-type="float">
            <text:p>6</text:p>
          </table:table-cell>
          <table:table-cell table:formula="of:=[.C10]+1" office:value-type="float" office:value="50" calcext:value-type="float">
            <text:p>50</text:p>
          </table:table-cell>
          <table:table-cell table:formula="of:=[.J11]/2" office:value-type="float" office:value="3.405243356538" calcext:value-type="float">
            <text:p>3,405243356538</text:p>
          </table:table-cell>
          <table:table-cell table:formula="of:=(8000000/1024)*[.D11]*10^-3" office:value-type="float" office:value="26.6034637229531" calcext:value-type="float">
            <text:p>26,6034637229531</text:p>
          </table:table-cell>
          <table:table-cell table:formula="of:=[.E11]*4" office:value-type="float" office:value="106.413854891813" calcext:value-type="float">
            <text:p>106,4138548918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6.832384" calcext:value-type="float">
            <text:p>146,832384</text:p>
          </table:table-cell>
          <table:table-cell office:value-type="float" office:value="6.810486713076" calcext:value-type="float">
            <text:p>6,810486713076</text:p>
          </table:table-cell>
          <table:table-cell office:value-type="string" calcext:value-type="string">
            <text:p>3.405243356538</text:p>
          </table:table-cell>
        </table:table-row>
        <table:table-row table:style-name="ro3">
          <table:table-cell/>
          <table:table-cell table:formula="of:=[.B11]+1" office:value-type="float" office:value="7" calcext:value-type="float">
            <text:p>7</text:p>
          </table:table-cell>
          <table:table-cell table:formula="of:=[.C11]+1" office:value-type="float" office:value="51" calcext:value-type="float">
            <text:p>51</text:p>
          </table:table-cell>
          <table:table-cell table:formula="of:=[.J12]/2" office:value-type="float" office:value="3.21412173266696" calcext:value-type="float">
            <text:p>3,21412173266696</text:p>
          </table:table-cell>
          <table:table-cell table:formula="of:=(8000000/1024)*[.D12]*10^-3" office:value-type="float" office:value="25.1103260364606" calcext:value-type="float">
            <text:p>25,1103260364606</text:p>
          </table:table-cell>
          <table:table-cell table:formula="of:=[.E12]*4" office:value-type="float" office:value="100.441304145843" calcext:value-type="float">
            <text:p>100,44130414584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155.5634919</text:p>
          </table:table-cell>
          <table:table-cell office:value-type="float" office:value="6.42824346533392" calcext:value-type="float">
            <text:p>6,42824346533392</text:p>
          </table:table-cell>
          <table:table-cell office:value-type="string" calcext:value-type="string">
            <text:p>3.21412173266696 </text:p>
          </table:table-cell>
        </table:table-row>
        <table:table-row table:style-name="ro3">
          <table:table-cell/>
          <table:table-cell table:formula="of:=[.B12]+1" office:value-type="float" office:value="8" calcext:value-type="float">
            <text:p>8</text:p>
          </table:table-cell>
          <table:table-cell table:formula="of:=[.C12]+1" office:value-type="float" office:value="52" calcext:value-type="float">
            <text:p>52</text:p>
          </table:table-cell>
          <table:table-cell table:formula="of:=[.J13]/2" office:value-type="float" office:value="3.03372694129617" calcext:value-type="float">
            <text:p>3,03372694129617</text:p>
          </table:table-cell>
          <table:table-cell table:formula="of:=(8000000/1024)*[.D13]*10^-3" office:value-type="float" office:value="23.7009917288764" calcext:value-type="float">
            <text:p>23,7009917288764</text:p>
          </table:table-cell>
          <table:table-cell table:formula="of:=[.E13]*4" office:value-type="float" office:value="94.8039669155055" calcext:value-type="float">
            <text:p>94,803966915505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164.8137785</text:p>
          </table:table-cell>
          <table:table-cell office:value-type="float" office:value="6.06745388259235" calcext:value-type="float">
            <text:p>6,06745388259235</text:p>
          </table:table-cell>
          <table:table-cell office:value-type="string" calcext:value-type="string">
            <text:p>3.03372694129618</text:p>
          </table:table-cell>
        </table:table-row>
        <table:table-row table:style-name="ro3">
          <table:table-cell/>
          <table:table-cell table:formula="of:=[.B13]+1" office:value-type="float" office:value="9" calcext:value-type="float">
            <text:p>9</text:p>
          </table:table-cell>
          <table:table-cell table:formula="of:=[.C13]+1" office:value-type="float" office:value="53" calcext:value-type="float">
            <text:p>53</text:p>
          </table:table-cell>
          <table:table-cell table:formula="of:=[.J14]/2" office:value-type="float" office:value="2.86345693157929" calcext:value-type="float">
            <text:p>2,86345693157929</text:p>
          </table:table-cell>
          <table:table-cell table:formula="of:=(8000000/1024)*[.D14]*10^-3" office:value-type="float" office:value="22.3707572779632" calcext:value-type="float">
            <text:p>22,3707572779632</text:p>
          </table:table-cell>
          <table:table-cell table:formula="of:=[.E14]*4" office:value-type="float" office:value="89.4830291118528" calcext:value-type="float">
            <text:p>89,483029111852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174.6141157</text:p>
          </table:table-cell>
          <table:table-cell office:value-type="float" office:value="5.72691386315858" calcext:value-type="float">
            <text:p>5,72691386315858</text:p>
          </table:table-cell>
          <table:table-cell office:value-type="string" calcext:value-type="string">
            <text:p>2.86345693157929</text:p>
          </table:table-cell>
        </table:table-row>
        <table:table-row table:style-name="ro3">
          <table:table-cell/>
          <table:table-cell table:formula="of:=[.B14]+1" office:value-type="float" office:value="10" calcext:value-type="float">
            <text:p>10</text:p>
          </table:table-cell>
          <table:table-cell table:formula="of:=[.C14]+1" office:value-type="float" office:value="54" calcext:value-type="float">
            <text:p>54</text:p>
          </table:table-cell>
          <table:table-cell table:formula="of:=[.J15]/2" office:value-type="float" office:value="2.70274344318825" calcext:value-type="float">
            <text:p>2,70274344318825</text:p>
          </table:table-cell>
          <table:table-cell table:formula="of:=(8000000/1024)*[.D15]*10^-3" office:value-type="float" office:value="21.1151831499082" calcext:value-type="float">
            <text:p>21,1151831499082</text:p>
          </table:table-cell>
          <table:table-cell table:formula="of:=[.E15]*4" office:value-type="float" office:value="84.460732599633" calcext:value-type="float">
            <text:p>84,46073259963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184.9972114</text:p>
          </table:table-cell>
          <table:table-cell office:value-type="float" office:value="5.40548688637651" calcext:value-type="float">
            <text:p>5,40548688637651</text:p>
          </table:table-cell>
          <table:table-cell office:value-type="string" calcext:value-type="string">
            <text:p>2.70274344318825</text:p>
          </table:table-cell>
        </table:table-row>
        <table:table-row table:style-name="ro3">
          <table:table-cell/>
          <table:table-cell table:formula="of:=[.B15]+1" office:value-type="float" office:value="11" calcext:value-type="float">
            <text:p>11</text:p>
          </table:table-cell>
          <table:table-cell table:formula="of:=[.C15]+1" office:value-type="float" office:value="55" calcext:value-type="float">
            <text:p>55</text:p>
          </table:table-cell>
          <table:table-cell table:formula="of:=[.J16]/2" office:value-type="float" office:value="2.5510501097937" calcext:value-type="float">
            <text:p>2,5510501097937</text:p>
          </table:table-cell>
          <table:table-cell table:formula="of:=(8000000/1024)*[.D16]*10^-3" office:value-type="float" office:value="19.9300789827633" calcext:value-type="float">
            <text:p>19,9300789827633</text:p>
          </table:table-cell>
          <table:table-cell table:formula="of:=[.E16]*4" office:value-type="float" office:value="79.7203159310531" calcext:value-type="float">
            <text:p>79,720315931053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195.997718</text:p>
          </table:table-cell>
          <table:table-cell office:value-type="float" office:value="5.1021002195874" calcext:value-type="float">
            <text:p>5,1021002195874</text:p>
          </table:table-cell>
          <table:table-cell office:value-type="string" calcext:value-type="string">
            <text:p>2.5510501097937</text:p>
          </table:table-cell>
        </table:table-row>
        <table:table-row table:style-name="ro3">
          <table:table-cell/>
          <table:table-cell table:formula="of:=[.B16]+1" office:value-type="float" office:value="12" calcext:value-type="float">
            <text:p>12</text:p>
          </table:table-cell>
          <table:table-cell table:formula="of:=[.C16]+1" office:value-type="float" office:value="56" calcext:value-type="float">
            <text:p>56</text:p>
          </table:table-cell>
          <table:table-cell table:formula="of:=[.J17]/2" office:value-type="float" office:value="2.40787066899808" calcext:value-type="float">
            <text:p>2,40787066899808</text:p>
          </table:table-cell>
          <table:table-cell table:formula="of:=(8000000/1024)*[.D17]*10^-3" office:value-type="float" office:value="18.8114896015475" calcext:value-type="float">
            <text:p>18,8114896015475</text:p>
          </table:table-cell>
          <table:table-cell table:formula="of:=[.E17]*4" office:value-type="float" office:value="75.24595840619" calcext:value-type="float">
            <text:p>75,2459584061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07.6523488</text:p>
          </table:table-cell>
          <table:table-cell office:value-type="float" office:value="4.81574133799616" calcext:value-type="float">
            <text:p>4,81574133799616</text:p>
          </table:table-cell>
          <table:table-cell office:value-type="string" calcext:value-type="string">
            <text:p>2.40787066899808</text:p>
          </table:table-cell>
        </table:table-row>
        <table:table-row table:style-name="ro3">
          <table:table-cell/>
          <table:table-cell table:formula="of:=[.B17]+1" office:value-type="float" office:value="13" calcext:value-type="float">
            <text:p>13</text:p>
          </table:table-cell>
          <table:table-cell table:formula="of:=[.C17]+1" office:value-type="float" office:value="57" calcext:value-type="float">
            <text:p>57</text:p>
          </table:table-cell>
          <table:table-cell table:formula="of:=[.J18]/2" office:value-type="float" office:value="2.27272727272728" calcext:value-type="float">
            <text:p>2,27272727272728</text:p>
          </table:table-cell>
          <table:table-cell table:formula="of:=(8000000/1024)*[.D18]*10^-3" office:value-type="float" office:value="17.7556818181818" calcext:value-type="float">
            <text:p>17,7556818181818</text:p>
          </table:table-cell>
          <table:table-cell table:formula="of:=[.E18]*4" office:value-type="float" office:value="71.0227272727274" calcext:value-type="float">
            <text:p>71,022727272727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20" calcext:value-type="float">
            <text:p>220</text:p>
          </table:table-cell>
          <table:table-cell office:value-type="float" office:value="4.54545454545455" calcext:value-type="float">
            <text:p>4,54545454545455</text:p>
          </table:table-cell>
          <table:table-cell office:value-type="string" calcext:value-type="string">
            <text:p>2.27272727272727</text:p>
          </table:table-cell>
        </table:table-row>
        <table:table-row table:style-name="ro3">
          <table:table-cell/>
          <table:table-cell table:formula="of:=[.B18]+1" office:value-type="float" office:value="14" calcext:value-type="float">
            <text:p>14</text:p>
          </table:table-cell>
          <table:table-cell table:formula="of:=[.C18]+1" office:value-type="float" office:value="58" calcext:value-type="float">
            <text:p>58</text:p>
          </table:table-cell>
          <table:table-cell table:formula="of:=[.J19]/2" office:value-type="float" office:value="2.14516889245881" calcext:value-type="float">
            <text:p>2,14516889245881</text:p>
          </table:table-cell>
          <table:table-cell table:formula="of:=(8000000/1024)*[.D19]*10^-3" office:value-type="float" office:value="16.7591319723345" calcext:value-type="float">
            <text:p>16,7591319723345</text:p>
          </table:table-cell>
          <table:table-cell table:formula="of:=[.E19]*4" office:value-type="float" office:value="67.0365278893378" calcext:value-type="float">
            <text:p>67,036527889337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233.0818808</text:p>
          </table:table-cell>
          <table:table-cell office:value-type="float" office:value="4.29033778491762" calcext:value-type="float">
            <text:p>4,29033778491762</text:p>
          </table:table-cell>
          <table:table-cell office:value-type="string" calcext:value-type="string">
            <text:p>2.14516889245881</text:p>
          </table:table-cell>
        </table:table-row>
        <table:table-row table:style-name="ro3">
          <table:table-cell/>
          <table:table-cell table:formula="of:=[.B19]+1" office:value-type="float" office:value="15" calcext:value-type="float">
            <text:p>15</text:p>
          </table:table-cell>
          <table:table-cell table:formula="of:=[.C19]+1" office:value-type="float" office:value="59" calcext:value-type="float">
            <text:p>59</text:p>
          </table:table-cell>
          <table:table-cell table:formula="of:=[.J20]/2" office:value-type="float" office:value="2.02476981395501" calcext:value-type="float">
            <text:p>2,02476981395501</text:p>
          </table:table-cell>
          <table:table-cell table:formula="of:=(8000000/1024)*[.D20]*10^-3" office:value-type="float" office:value="15.8185141715235" calcext:value-type="float">
            <text:p>15,8185141715235</text:p>
          </table:table-cell>
          <table:table-cell table:formula="of:=[.E20]*4" office:value-type="float" office:value="63.2740566860939" calcext:value-type="float">
            <text:p>63,274056686093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46.9416506</text:p>
          </table:table-cell>
          <table:table-cell office:value-type="float" office:value="4.04953962791001" calcext:value-type="float">
            <text:p>4,04953962791001</text:p>
          </table:table-cell>
          <table:table-cell office:value-type="string" calcext:value-type="string">
            <text:p>2.02476981395501</text:p>
          </table:table-cell>
        </table:table-row>
        <table:table-row table:style-name="ro3">
          <table:table-cell/>
          <table:table-cell table:formula="of:=[.B20]+1" office:value-type="float" office:value="16" calcext:value-type="float">
            <text:p>16</text:p>
          </table:table-cell>
          <table:table-cell table:formula="of:=[.C20]+1" office:value-type="float" office:value="60" calcext:value-type="float">
            <text:p>60</text:p>
          </table:table-cell>
          <table:table-cell table:formula="of:=[.J21]/2" office:value-type="float" office:value="1.91112821648571" calcext:value-type="float">
            <text:p>1,91112821648571</text:p>
          </table:table-cell>
          <table:table-cell table:formula="of:=(8000000/1024)*[.D21]*10^-3" office:value-type="float" office:value="14.9306891912946" calcext:value-type="float">
            <text:p>14,9306891912946</text:p>
          </table:table-cell>
          <table:table-cell table:formula="of:=[.E21]*4" office:value-type="float" office:value="59.7227567651783" calcext:value-type="float">
            <text:p>59,72275676517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61.6255653</text:p>
          </table:table-cell>
          <table:table-cell office:value-type="float" office:value="3.82225643297141" calcext:value-type="float">
            <text:p>3,82225643297141</text:p>
          </table:table-cell>
          <table:table-cell office:value-type="string" calcext:value-type="string">
            <text:p>1.91112821648571</text:p>
          </table:table-cell>
        </table:table-row>
        <table:table-row table:style-name="ro3">
          <table:table-cell/>
          <table:table-cell table:formula="of:=[.B21]+1" office:value-type="float" office:value="17" calcext:value-type="float">
            <text:p>17</text:p>
          </table:table-cell>
          <table:table-cell table:formula="of:=[.C21]+1" office:value-type="float" office:value="61" calcext:value-type="float">
            <text:p>61</text:p>
          </table:table-cell>
          <table:table-cell table:formula="of:=[.J22]/2" office:value-type="float" office:value="1.80386483178187" calcext:value-type="float">
            <text:p>1,80386483178187</text:p>
          </table:table-cell>
          <table:table-cell table:formula="of:=(8000000/1024)*[.D22]*10^-3" office:value-type="float" office:value="14.0926939982958" calcext:value-type="float">
            <text:p>14,0926939982958</text:p>
          </table:table-cell>
          <table:table-cell table:formula="of:=[.E22]*4" office:value-type="float" office:value="56.3707759931833" calcext:value-type="float">
            <text:p>56,370775993183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77.182631</text:p>
          </table:table-cell>
          <table:table-cell office:value-type="float" office:value="3.60772966356373" calcext:value-type="float">
            <text:p>3,60772966356373</text:p>
          </table:table-cell>
          <table:table-cell office:value-type="string" calcext:value-type="string">
            <text:p>1.80386483178186</text:p>
          </table:table-cell>
        </table:table-row>
        <table:table-row table:style-name="ro3">
          <table:table-cell/>
          <table:table-cell table:formula="of:=[.B22]+1" office:value-type="float" office:value="18" calcext:value-type="float">
            <text:p>18</text:p>
          </table:table-cell>
          <table:table-cell table:formula="of:=[.C22]+1" office:value-type="float" office:value="62" calcext:value-type="float">
            <text:p>62</text:p>
          </table:table-cell>
          <table:table-cell table:formula="of:=[.J23]/2" office:value-type="float" office:value="1.702621678269" calcext:value-type="float">
            <text:p>1,702621678269</text:p>
          </table:table-cell>
          <table:table-cell table:formula="of:=(8000000/1024)*[.D23]*10^-3" office:value-type="float" office:value="13.3017318614766" calcext:value-type="float">
            <text:p>13,3017318614766</text:p>
          </table:table-cell>
          <table:table-cell table:formula="of:=[.E23]*4" office:value-type="float" office:value="53.2069274459063" calcext:value-type="float">
            <text:p>53,206927445906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293.6647679</text:p>
          </table:table-cell>
          <table:table-cell office:value-type="float" office:value="3.405243356538" calcext:value-type="float">
            <text:p>3,405243356538</text:p>
          </table:table-cell>
          <table:table-cell office:value-type="string" calcext:value-type="string">
            <text:p>1.702621678269</text:p>
          </table:table-cell>
        </table:table-row>
        <table:table-row table:style-name="ro3">
          <table:table-cell/>
          <table:table-cell table:formula="of:=[.B23]+1" office:value-type="float" office:value="19" calcext:value-type="float">
            <text:p>19</text:p>
          </table:table-cell>
          <table:table-cell table:formula="of:=[.C23]+1" office:value-type="float" office:value="63" calcext:value-type="float">
            <text:p>63</text:p>
          </table:table-cell>
          <table:table-cell table:formula="of:=[.J24]/2" office:value-type="float" office:value="1.60706086633297" calcext:value-type="float">
            <text:p>1,60706086633297</text:p>
          </table:table-cell>
          <table:table-cell table:formula="of:=(8000000/1024)*[.D24]*10^-3" office:value-type="float" office:value="12.5551630182263" calcext:value-type="float">
            <text:p>12,5551630182263</text:p>
          </table:table-cell>
          <table:table-cell table:formula="of:=[.E24]*4" office:value-type="float" office:value="50.2206520729052" calcext:value-type="float">
            <text:p>50,220652072905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311.1269837</text:p>
          </table:table-cell>
          <table:table-cell office:value-type="float" office:value="3.21412173266593" calcext:value-type="float">
            <text:p>3,21412173266593</text:p>
          </table:table-cell>
          <table:table-cell office:value-type="string" calcext:value-type="string">
            <text:p>1.60706086633296</text:p>
          </table:table-cell>
        </table:table-row>
        <table:table-row table:style-name="ro3">
          <table:table-cell/>
          <table:table-cell table:formula="of:=[.B24]+1" office:value-type="float" office:value="20" calcext:value-type="float">
            <text:p>20</text:p>
          </table:table-cell>
          <table:table-cell table:formula="of:=[.C24]+1" office:value-type="float" office:value="64" calcext:value-type="float">
            <text:p>64</text:p>
          </table:table-cell>
          <table:table-cell table:formula="of:=[.J25]/2" office:value-type="float" office:value="1.51686347064763" calcext:value-type="float">
            <text:p>1,51686347064763</text:p>
          </table:table-cell>
          <table:table-cell table:formula="of:=(8000000/1024)*[.D25]*10^-3" office:value-type="float" office:value="11.8504958644346" calcext:value-type="float">
            <text:p>11,8504958644346</text:p>
          </table:table-cell>
          <table:table-cell table:formula="of:=[.E25]*4" office:value-type="float" office:value="47.4019834577384" calcext:value-type="float">
            <text:p>47,401983457738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329.6275569</text:p>
          </table:table-cell>
          <table:table-cell office:value-type="float" office:value="3.03372694129526" calcext:value-type="float">
            <text:p>3,03372694129526</text:p>
          </table:table-cell>
          <table:table-cell office:value-type="string" calcext:value-type="string">
            <text:p>1.51686347064763</text:p>
          </table:table-cell>
        </table:table-row>
        <table:table-row table:style-name="ro3">
          <table:table-cell/>
          <table:table-cell table:formula="of:=[.B25]+1" office:value-type="float" office:value="21" calcext:value-type="float">
            <text:p>21</text:p>
          </table:table-cell>
          <table:table-cell table:formula="of:=[.C25]+1" office:value-type="float" office:value="65" calcext:value-type="float">
            <text:p>65</text:p>
          </table:table-cell>
          <table:table-cell table:formula="of:=[.J26]/2" office:value-type="float" office:value="1.43172846578965" calcext:value-type="float">
            <text:p>1,43172846578965</text:p>
          </table:table-cell>
          <table:table-cell table:formula="of:=(8000000/1024)*[.D26]*10^-3" office:value-type="float" office:value="11.1853786389816" calcext:value-type="float">
            <text:p>11,1853786389816</text:p>
          </table:table-cell>
          <table:table-cell table:formula="of:=[.E26]*4" office:value-type="float" office:value="44.7415145559264" calcext:value-type="float">
            <text:p>44,74151455592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349.2282314</text:p>
          </table:table-cell>
          <table:table-cell office:value-type="float" office:value="2.86345693157929" calcext:value-type="float">
            <text:p>2,86345693157929</text:p>
          </table:table-cell>
          <table:table-cell office:value-type="string" calcext:value-type="string">
            <text:p>1.43172846578964</text:p>
          </table:table-cell>
        </table:table-row>
        <table:table-row table:style-name="ro3">
          <table:table-cell/>
          <table:table-cell table:formula="of:=[.B26]+1" office:value-type="float" office:value="22" calcext:value-type="float">
            <text:p>22</text:p>
          </table:table-cell>
          <table:table-cell table:formula="of:=[.C26]+1" office:value-type="float" office:value="66" calcext:value-type="float">
            <text:p>66</text:p>
          </table:table-cell>
          <table:table-cell table:formula="of:=[.J27]/2" office:value-type="float" office:value="1.35137172159413" calcext:value-type="float">
            <text:p>1,35137172159413</text:p>
          </table:table-cell>
          <table:table-cell table:formula="of:=(8000000/1024)*[.D27]*10^-3" office:value-type="float" office:value="10.5575915749541" calcext:value-type="float">
            <text:p>10,5575915749541</text:p>
          </table:table-cell>
          <table:table-cell table:formula="of:=[.E27]*4" office:value-type="float" office:value="42.2303662998164" calcext:value-type="float">
            <text:p>42,23036629981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369.9944227</text:p>
          </table:table-cell>
          <table:table-cell office:value-type="float" office:value="2.70274344318825" calcext:value-type="float">
            <text:p>2,70274344318825</text:p>
          </table:table-cell>
          <table:table-cell office:value-type="string" calcext:value-type="string">
            <text:p>1.35137172159413</text:p>
          </table:table-cell>
        </table:table-row>
        <table:table-row table:style-name="ro3">
          <table:table-cell/>
          <table:table-cell table:formula="of:=[.B27]+1" office:value-type="float" office:value="23" calcext:value-type="float">
            <text:p>23</text:p>
          </table:table-cell>
          <table:table-cell table:formula="of:=[.C27]+1" office:value-type="float" office:value="67" calcext:value-type="float">
            <text:p>67</text:p>
          </table:table-cell>
          <table:table-cell table:formula="of:=[.J28]/2" office:value-type="float" office:value="1.27552505489718" calcext:value-type="float">
            <text:p>1,27552505489718</text:p>
          </table:table-cell>
          <table:table-cell table:formula="of:=(8000000/1024)*[.D28]*10^-3" office:value-type="float" office:value="9.96503949138418" calcext:value-type="float">
            <text:p>9,96503949138418</text:p>
          </table:table-cell>
          <table:table-cell table:formula="of:=[.E28]*4" office:value-type="float" office:value="39.8601579655367" calcext:value-type="float">
            <text:p>39,860157965536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391.995436</text:p>
          </table:table-cell>
          <table:table-cell office:value-type="float" office:value="2.55105010979435" calcext:value-type="float">
            <text:p>2,55105010979435</text:p>
          </table:table-cell>
          <table:table-cell office:value-type="string" calcext:value-type="string">
            <text:p>1.27552505489718</text:p>
          </table:table-cell>
        </table:table-row>
        <table:table-row table:style-name="ro3">
          <table:table-cell/>
          <table:table-cell table:formula="of:=[.B28]+1" office:value-type="float" office:value="24" calcext:value-type="float">
            <text:p>24</text:p>
          </table:table-cell>
          <table:table-cell table:formula="of:=[.C28]+1" office:value-type="float" office:value="68" calcext:value-type="float">
            <text:p>68</text:p>
          </table:table-cell>
          <table:table-cell table:formula="of:=[.J29]/2" office:value-type="float" office:value="1.20393533449933" calcext:value-type="float">
            <text:p>1,20393533449933</text:p>
          </table:table-cell>
          <table:table-cell table:formula="of:=(8000000/1024)*[.D29]*10^-3" office:value-type="float" office:value="9.40574480077602" calcext:value-type="float">
            <text:p>9,40574480077602</text:p>
          </table:table-cell>
          <table:table-cell table:formula="of:=[.E29]*4" office:value-type="float" office:value="37.6229792031041" calcext:value-type="float">
            <text:p>37,622979203104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415.3046976</text:p>
          </table:table-cell>
          <table:table-cell office:value-type="float" office:value="2.40787066899866" calcext:value-type="float">
            <text:p>2,40787066899866</text:p>
          </table:table-cell>
          <table:table-cell office:value-type="string" calcext:value-type="string">
            <text:p>1.20393533449933</text:p>
          </table:table-cell>
        </table:table-row>
        <table:table-row table:style-name="ro3">
          <table:table-cell/>
          <table:table-cell table:formula="of:=[.B29]+1" office:value-type="float" office:value="25" calcext:value-type="float">
            <text:p>25</text:p>
          </table:table-cell>
          <table:table-cell table:formula="of:=[.C29]+1" office:value-type="float" office:value="69" calcext:value-type="float">
            <text:p>69</text:p>
          </table:table-cell>
          <table:table-cell table:formula="of:=[.J30]/2" office:value-type="float" office:value="1.13636363636364" calcext:value-type="float">
            <text:p>1,13636363636364</text:p>
          </table:table-cell>
          <table:table-cell table:formula="of:=(8000000/1024)*[.D30]*10^-3" office:value-type="float" office:value="8.8778409090909" calcext:value-type="float">
            <text:p>8,8778409090909</text:p>
          </table:table-cell>
          <table:table-cell table:formula="of:=[.E30]*4" office:value-type="float" office:value="35.5113636363636" calcext:value-type="float">
            <text:p>35,511363636363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40" calcext:value-type="float">
            <text:p>440</text:p>
          </table:table-cell>
          <table:table-cell office:value-type="float" office:value="2.27272727272727" calcext:value-type="float">
            <text:p>2,27272727272727</text:p>
          </table:table-cell>
          <table:table-cell office:value-type="string" calcext:value-type="string">
            <text:p>1.13636363636364</text:p>
          </table:table-cell>
        </table:table-row>
        <table:table-row table:style-name="ro3">
          <table:table-cell/>
          <table:table-cell table:formula="of:=[.B30]+1" office:value-type="float" office:value="26" calcext:value-type="float">
            <text:p>26</text:p>
          </table:table-cell>
          <table:table-cell table:formula="of:=[.C30]+1" office:value-type="float" office:value="70" calcext:value-type="float">
            <text:p>70</text:p>
          </table:table-cell>
          <table:table-cell table:formula="of:=[.J31]/2" office:value-type="float" office:value="1.07258444622918" calcext:value-type="float">
            <text:p>1,07258444622918</text:p>
          </table:table-cell>
          <table:table-cell table:formula="of:=(8000000/1024)*[.D31]*10^-3" office:value-type="float" office:value="8.37956598616543" calcext:value-type="float">
            <text:p>8,37956598616543</text:p>
          </table:table-cell>
          <table:table-cell table:formula="of:=[.E31]*4" office:value-type="float" office:value="33.5182639446617" calcext:value-type="float">
            <text:p>33,51826394466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466.1637615</text:p>
          </table:table-cell>
          <table:table-cell office:value-type="float" office:value="2.14516889245835" calcext:value-type="float">
            <text:p>2,14516889245835</text:p>
          </table:table-cell>
          <table:table-cell office:value-type="string" calcext:value-type="string">
            <text:p>1.07258444622917</text:p>
          </table:table-cell>
        </table:table-row>
        <table:table-row table:style-name="ro3">
          <table:table-cell/>
          <table:table-cell table:formula="of:=[.B31]+1" office:value-type="float" office:value="27" calcext:value-type="float">
            <text:p>27</text:p>
          </table:table-cell>
          <table:table-cell table:formula="of:=[.C31]+1" office:value-type="float" office:value="71" calcext:value-type="float">
            <text:p>71</text:p>
          </table:table-cell>
          <table:table-cell table:formula="of:=[.J32]/2" office:value-type="float" office:value="1.01238490697771" calcext:value-type="float">
            <text:p>1,01238490697771</text:p>
          </table:table-cell>
          <table:table-cell table:formula="of:=(8000000/1024)*[.D32]*10^-3" office:value-type="float" office:value="7.90925708576336" calcext:value-type="float">
            <text:p>7,90925708576336</text:p>
          </table:table-cell>
          <table:table-cell table:formula="of:=[.E32]*4" office:value-type="float" office:value="31.6370283430534" calcext:value-type="float">
            <text:p>31,637028343053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493.8833013</text:p>
          </table:table-cell>
          <table:table-cell office:value-type="float" office:value="2.02476981395542" calcext:value-type="float">
            <text:p>2,02476981395542</text:p>
          </table:table-cell>
          <table:table-cell office:value-type="string" calcext:value-type="string">
            <text:p>1.01238490697771</text:p>
          </table:table-cell>
        </table:table-row>
        <table:table-row table:style-name="ro3">
          <table:table-cell/>
          <table:table-cell table:formula="of:=[.B32]+1" office:value-type="float" office:value="28" calcext:value-type="float">
            <text:p>28</text:p>
          </table:table-cell>
          <table:table-cell table:formula="of:=[.C32]+1" office:value-type="float" office:value="72" calcext:value-type="float">
            <text:p>72</text:p>
          </table:table-cell>
          <table:table-cell table:formula="of:=[.J33]/2" office:value-type="float" office:value="0.955564108242855" calcext:value-type="float">
            <text:p>0,955564108242855</text:p>
          </table:table-cell>
          <table:table-cell table:formula="of:=(8000000/1024)*[.D33]*10^-3" office:value-type="float" office:value="7.46534459564731" calcext:value-type="float">
            <text:p>7,46534459564731</text:p>
          </table:table-cell>
          <table:table-cell table:formula="of:=[.E33]*4" office:value-type="float" office:value="29.8613783825892" calcext:value-type="float">
            <text:p>29,861378382589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523.2511306</text:p>
          </table:table-cell>
          <table:table-cell office:value-type="float" office:value="1.91112821648571" calcext:value-type="float">
            <text:p>1,91112821648571</text:p>
          </table:table-cell>
          <table:table-cell office:value-type="string" calcext:value-type="string">
            <text:p>0.955564108242853</text:p>
          </table:table-cell>
        </table:table-row>
        <table:table-row table:style-name="ro3">
          <table:table-cell/>
          <table:table-cell table:formula="of:=[.B33]+1" office:value-type="float" office:value="29" calcext:value-type="float">
            <text:p>29</text:p>
          </table:table-cell>
          <table:table-cell table:formula="of:=[.C33]+1" office:value-type="float" office:value="73" calcext:value-type="float">
            <text:p>73</text:p>
          </table:table-cell>
          <table:table-cell table:formula="of:=[.J34]/2" office:value-type="float" office:value="0.901932415891095" calcext:value-type="float">
            <text:p>0,901932415891095</text:p>
          </table:table-cell>
          <table:table-cell table:formula="of:=(8000000/1024)*[.D34]*10^-3" office:value-type="float" office:value="7.04634699914918" calcext:value-type="float">
            <text:p>7,04634699914918</text:p>
          </table:table-cell>
          <table:table-cell table:formula="of:=[.E34]*4" office:value-type="float" office:value="28.1853879965967" calcext:value-type="float">
            <text:p>28,185387996596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554.365262</text:p>
          </table:table-cell>
          <table:table-cell office:value-type="float" office:value="1.80386483178219" calcext:value-type="float">
            <text:p>1,80386483178219</text:p>
          </table:table-cell>
          <table:table-cell office:value-type="string" calcext:value-type="string">
            <text:p>0.901932415891094</text:p>
          </table:table-cell>
        </table:table-row>
        <table:table-row table:style-name="ro3">
          <table:table-cell/>
          <table:table-cell table:formula="of:=[.B34]+1" office:value-type="float" office:value="30" calcext:value-type="float">
            <text:p>30</text:p>
          </table:table-cell>
          <table:table-cell table:formula="of:=[.C34]+1" office:value-type="float" office:value="74" calcext:value-type="float">
            <text:p>74</text:p>
          </table:table-cell>
          <table:table-cell table:formula="of:=[.J35]/2" office:value-type="float" office:value="0.8513108391345" calcext:value-type="float">
            <text:p>0,8513108391345</text:p>
          </table:table-cell>
          <table:table-cell table:formula="of:=(8000000/1024)*[.D35]*10^-3" office:value-type="float" office:value="6.65086593073828" calcext:value-type="float">
            <text:p>6,65086593073828</text:p>
          </table:table-cell>
          <table:table-cell table:formula="of:=[.E35]*4" office:value-type="float" office:value="26.6034637229531" calcext:value-type="float">
            <text:p>26,603463722953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587.3295358</text:p>
          </table:table-cell>
          <table:table-cell office:value-type="float" office:value="1.702621678269" calcext:value-type="float">
            <text:p>1,702621678269</text:p>
          </table:table-cell>
          <table:table-cell office:value-type="string" calcext:value-type="string">
            <text:p>0.8513108391345</text:p>
          </table:table-cell>
        </table:table-row>
        <table:table-row table:style-name="ro3">
          <table:table-cell/>
          <table:table-cell table:formula="of:=[.B35]+1" office:value-type="float" office:value="31" calcext:value-type="float">
            <text:p>31</text:p>
          </table:table-cell>
          <table:table-cell table:formula="of:=[.C35]+1" office:value-type="float" office:value="75" calcext:value-type="float">
            <text:p>75</text:p>
          </table:table-cell>
          <table:table-cell table:formula="of:=[.J36]/2" office:value-type="float" office:value="0.80353043316648" calcext:value-type="float">
            <text:p>0,80353043316648</text:p>
          </table:table-cell>
          <table:table-cell table:formula="of:=(8000000/1024)*[.D36]*10^-3" office:value-type="float" office:value="6.27758150911313" calcext:value-type="float">
            <text:p>6,27758150911313</text:p>
          </table:table-cell>
          <table:table-cell table:formula="of:=[.E36]*4" office:value-type="float" office:value="25.1103260364525" calcext:value-type="float">
            <text:p>25,11032603645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622.2539674</text:p>
          </table:table-cell>
          <table:table-cell office:value-type="float" office:value="1.60706086633296" calcext:value-type="float">
            <text:p>1,60706086633296</text:p>
          </table:table-cell>
          <table:table-cell office:value-type="string" calcext:value-type="string">
            <text:p>0.803530433166482</text:p>
          </table:table-cell>
        </table:table-row>
        <table:table-row table:style-name="ro3">
          <table:table-cell/>
          <table:table-cell table:formula="of:=[.B36]+1" office:value-type="float" office:value="32" calcext:value-type="float">
            <text:p>32</text:p>
          </table:table-cell>
          <table:table-cell table:formula="of:=[.C36]+1" office:value-type="float" office:value="76" calcext:value-type="float">
            <text:p>76</text:p>
          </table:table-cell>
          <table:table-cell table:formula="of:=[.J37]/2" office:value-type="float" office:value="0.75843173532393" calcext:value-type="float">
            <text:p>0,75843173532393</text:p>
          </table:table-cell>
          <table:table-cell table:formula="of:=(8000000/1024)*[.D37]*10^-3" office:value-type="float" office:value="5.9252479322182" calcext:value-type="float">
            <text:p>5,9252479322182</text:p>
          </table:table-cell>
          <table:table-cell table:formula="of:=[.E37]*4" office:value-type="float" office:value="23.7009917288728" calcext:value-type="float">
            <text:p>23,700991728872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659.2551138</text:p>
          </table:table-cell>
          <table:table-cell office:value-type="float" office:value="1.51686347064786" calcext:value-type="float">
            <text:p>1,51686347064786</text:p>
          </table:table-cell>
          <table:table-cell office:value-type="string" calcext:value-type="string">
            <text:p>0.758431735323929</text:p>
          </table:table-cell>
        </table:table-row>
        <table:table-row table:style-name="ro3">
          <table:table-cell/>
          <table:table-cell table:formula="of:=[.B37]+1" office:value-type="float" office:value="33" calcext:value-type="float">
            <text:p>33</text:p>
          </table:table-cell>
          <table:table-cell table:formula="of:=[.C37]+1" office:value-type="float" office:value="77" calcext:value-type="float">
            <text:p>77</text:p>
          </table:table-cell>
          <table:table-cell table:formula="of:=[.J38]/2" office:value-type="float" office:value="0.71586423289482" calcext:value-type="float">
            <text:p>0,71586423289482</text:p>
          </table:table-cell>
          <table:table-cell table:formula="of:=(8000000/1024)*[.D38]*10^-3" office:value-type="float" office:value="5.59268931949078" calcext:value-type="float">
            <text:p>5,59268931949078</text:p>
          </table:table-cell>
          <table:table-cell table:formula="of:=[.E38]*4" office:value-type="float" office:value="22.3707572779631" calcext:value-type="float">
            <text:p>22,37075727796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698.4564629</text:p>
          </table:table-cell>
          <table:table-cell office:value-type="float" office:value="1.43172846578964" calcext:value-type="float">
            <text:p>1,43172846578964</text:p>
          </table:table-cell>
          <table:table-cell office:value-type="string" calcext:value-type="string">
            <text:p>0.715864232894822</text:p>
          </table:table-cell>
        </table:table-row>
        <table:table-row table:style-name="ro3">
          <table:table-cell/>
          <table:table-cell table:formula="of:=[.B38]+1" office:value-type="float" office:value="34" calcext:value-type="float">
            <text:p>34</text:p>
          </table:table-cell>
          <table:table-cell table:formula="of:=[.C38]+1" office:value-type="float" office:value="78" calcext:value-type="float">
            <text:p>78</text:p>
          </table:table-cell>
          <table:table-cell table:formula="of:=[.J39]/2" office:value-type="float" office:value="0.67568586079697" calcext:value-type="float">
            <text:p>0,67568586079697</text:p>
          </table:table-cell>
          <table:table-cell table:formula="of:=(8000000/1024)*[.D39]*10^-3" office:value-type="float" office:value="5.27879578747633" calcext:value-type="float">
            <text:p>5,27879578747633</text:p>
          </table:table-cell>
          <table:table-cell table:formula="of:=[.E39]*4" office:value-type="float" office:value="21.1151831499053" calcext:value-type="float">
            <text:p>21,115183149905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739.9888454</text:p>
          </table:table-cell>
          <table:table-cell office:value-type="float" office:value="1.35137172159394" calcext:value-type="float">
            <text:p>1,35137172159394</text:p>
          </table:table-cell>
          <table:table-cell office:value-type="string" calcext:value-type="string">
            <text:p>0.675685860796972</text:p>
          </table:table-cell>
        </table:table-row>
        <table:table-row table:style-name="ro3">
          <table:table-cell/>
          <table:table-cell table:formula="of:=[.B39]+1" office:value-type="float" office:value="35" calcext:value-type="float">
            <text:p>35</text:p>
          </table:table-cell>
          <table:table-cell table:formula="of:=[.C39]+1" office:value-type="float" office:value="79" calcext:value-type="float">
            <text:p>79</text:p>
          </table:table-cell>
          <table:table-cell table:formula="of:=[.J40]/2" office:value-type="float" office:value="0.637762527448505" calcext:value-type="float">
            <text:p>0,637762527448505</text:p>
          </table:table-cell>
          <table:table-cell table:formula="of:=(8000000/1024)*[.D40]*10^-3" office:value-type="float" office:value="4.98251974569145" calcext:value-type="float">
            <text:p>4,98251974569145</text:p>
          </table:table-cell>
          <table:table-cell table:formula="of:=[.E40]*4" office:value-type="float" office:value="19.9300789827658" calcext:value-type="float">
            <text:p>19,930078982765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783.990872</text:p>
          </table:table-cell>
          <table:table-cell office:value-type="float" office:value="1.27552505489701" calcext:value-type="float">
            <text:p>1,27552505489701</text:p>
          </table:table-cell>
          <table:table-cell office:value-type="string" calcext:value-type="string">
            <text:p>0.637762527448506</text:p>
          </table:table-cell>
        </table:table-row>
        <table:table-row table:style-name="ro3">
          <table:table-cell/>
          <table:table-cell table:formula="of:=[.B40]+1" office:value-type="float" office:value="36" calcext:value-type="float">
            <text:p>36</text:p>
          </table:table-cell>
          <table:table-cell table:formula="of:=[.C40]+1" office:value-type="float" office:value="80" calcext:value-type="float">
            <text:p>80</text:p>
          </table:table-cell>
          <table:table-cell table:formula="of:=[.J41]/2" office:value-type="float" office:value="0.60196766724959" calcext:value-type="float">
            <text:p>0,60196766724959</text:p>
          </table:table-cell>
          <table:table-cell table:formula="of:=(8000000/1024)*[.D41]*10^-3" office:value-type="float" office:value="4.70287240038742" calcext:value-type="float">
            <text:p>4,70287240038742</text:p>
          </table:table-cell>
          <table:table-cell table:formula="of:=[.E41]*4" office:value-type="float" office:value="18.8114896015497" calcext:value-type="float">
            <text:p>18,811489601549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830.6093952</text:p>
          </table:table-cell>
          <table:table-cell office:value-type="float" office:value="1.20393533449918" calcext:value-type="float">
            <text:p>1,20393533449918</text:p>
          </table:table-cell>
          <table:table-cell office:value-type="string" calcext:value-type="string">
            <text:p>0.601967667249592</text:p>
          </table:table-cell>
        </table:table-row>
        <table:table-row table:style-name="ro3">
          <table:table-cell/>
          <table:table-cell table:formula="of:=[.B41]+1" office:value-type="float" office:value="37" calcext:value-type="float">
            <text:p>37</text:p>
          </table:table-cell>
          <table:table-cell table:formula="of:=[.C41]+1" office:value-type="float" office:value="81" calcext:value-type="float">
            <text:p>81</text:p>
          </table:table-cell>
          <table:table-cell table:formula="of:=[.J42]/2" office:value-type="float" office:value="0.56818181818182" calcext:value-type="float">
            <text:p>0,56818181818182</text:p>
          </table:table-cell>
          <table:table-cell table:formula="of:=(8000000/1024)*[.D42]*10^-3" office:value-type="float" office:value="4.43892045454547" calcext:value-type="float">
            <text:p>4,43892045454547</text:p>
          </table:table-cell>
          <table:table-cell table:formula="of:=[.E42]*4" office:value-type="float" office:value="17.7556818181819" calcext:value-type="float">
            <text:p>17,75568181818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80" calcext:value-type="float">
            <text:p>880</text:p>
          </table:table-cell>
          <table:table-cell office:value-type="float" office:value="1.13636363636364" calcext:value-type="float">
            <text:p>1,13636363636364</text:p>
          </table:table-cell>
          <table:table-cell office:value-type="string" calcext:value-type="string">
            <text:p>0.568181818181818</text:p>
          </table:table-cell>
        </table:table-row>
        <table:table-row table:style-name="ro1">
          <table:table-cell table:number-columns-repeated="5"/>
          <table:table-cell table:formula="of:=[.E43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44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45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46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47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48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49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0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1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2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3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4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5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6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7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8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9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60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61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62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63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64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65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9:58:35.041108827</meta:creation-date>
    <dc:date>2018-03-19T22:13:41.396350680</dc:date>
    <meta:editing-duration>PT1H13M45S</meta:editing-duration>
    <meta:editing-cycles>1</meta:editing-cycles>
    <meta:document-statistic meta:table-count="1" meta:cell-count="363" meta:object-count="0"/>
    <meta:generator>LibreOffice/5.3.7.2.0$Linux_X86_64 LibreOffice_project/30$Build-2</meta:generator>
  </office:meta>
</office:document-meta>
</file>